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i/>
            <msub>
              <mrow>
                <mo stretchy="false">〈</mo>
                <mrow>
                  <mi>A</mi>
                </mrow>
                <mo stretchy="false">〉</mo>
              </mrow>
              <mo stretchy="false">ψ</mo>
            </msub>
            <mrow>
              <mi/>
              <mo stretchy="false">=</mo>
              <mi/>
            </mrow>
            <mfrac>
              <mn>1</mn>
              <mrow>
                <mrow>
                  <mo stretchy="false">〈</mo>
                  <mrow>
                    <mrow>
                      <mo stretchy="false">ψ</mo>
                    </mrow>
                    <mo stretchy="false">∣</mo>
                    <mrow>
                      <mo stretchy="false">ψ</mo>
                    </mrow>
                  </mrow>
                  <mo stretchy="false">〉</mo>
                </mrow>
              </mrow>
            </mfrac>
            <mi/>
            <mo stretchy="false">δ</mo>
            <mrow>
              <mo stretchy="false">〈</mo>
              <mrow>
                <mrow>
                  <mo stretchy="false">ψ</mo>
                </mrow>
                <mo stretchy="false">∣</mo>
                <mrow>
                  <mi>A</mi>
                </mrow>
                <mo stretchy="false">∣</mo>
                <mrow>
                  <mo stretchy="false">ψ</mo>
                </mrow>
              </mrow>
              <mo stretchy="false">〉</mo>
            </mrow>
            <mrow>
              <mi/>
              <mo stretchy="false">−</mo>
              <mi/>
            </mrow>
            <mfrac>
              <mn>1</mn>
              <msup>
                <mrow>
                  <mrow>
                    <mo stretchy="false">〈</mo>
                    <mrow>
                      <mrow>
                        <mo stretchy="false">ψ</mo>
                      </mrow>
                      <mo stretchy="false">∣</mo>
                      <mrow>
                        <mo stretchy="false">ψ</mo>
                      </mrow>
                    </mrow>
                    <mo stretchy="false">〉</mo>
                  </mrow>
                </mrow>
                <mn>2</mn>
              </msup>
            </mfrac>
            <mi/>
            <mrow>
              <mo stretchy="false">〈</mo>
              <mrow>
                <mrow>
                  <mo stretchy="false">ψ</mo>
                </mrow>
                <mo stretchy="false">∣</mo>
                <mrow>
                  <mi>A</mi>
                </mrow>
                <mo stretchy="false">∣</mo>
                <mrow>
                  <mo stretchy="false">ψ</mo>
                </mrow>
              </mrow>
              <mo stretchy="false">〉</mo>
            </mrow>
            <mi/>
            <mo stretchy="false">δ</mo>
            <mrow>
              <mo stretchy="false">〈</mo>
              <mrow>
                <mrow>
                  <mo stretchy="false">ψ</mo>
                </mrow>
                <mo stretchy="false">∣</mo>
                <mrow>
                  <mo stretchy="false">ψ</mo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row>
                  <mo stretchy="false">〈</mo>
                  <mrow>
                    <mrow>
                      <mo stretchy="false">ψ</mo>
                    </mrow>
                    <mo stretchy="false">∣</mo>
                    <mrow>
                      <mo stretchy="false">ψ</mo>
                    </mrow>
                  </mrow>
                  <mo stretchy="false">〉</mo>
                </mrow>
              </mrow>
            </mfrac>
            <mfenced open="[" close="]">
              <mrow>
                <mi/>
                <mfenced open="〈" close="〉">
                  <mrow>
                    <mrow>
                      <mo stretchy="false">δ</mo>
                      <mo stretchy="false">ψ</mo>
                    </mrow>
                    <mo stretchy="false">∣</mo>
                    <mrow>
                      <mi/>
                      <mrow>
                        <mo stretchy="false">(</mo>
                        <mrow>
                          <mi>A</mi>
                          <mrow>
                            <mi/>
                            <mo stretchy="false">−</mo>
                            <mi/>
                          </mrow>
                          <msub>
                            <mrow>
                              <mo stretchy="false">〈</mo>
                              <mrow>
                                <mi>A</mi>
                              </mrow>
                              <mo stretchy="false">〉</mo>
                            </mrow>
                            <mo stretchy="false">ψ</mo>
                          </msub>
                          <mi/>
                          <mstyle mathvariant="bold">
                            <mrow>
                              <mn>1</mn>
                            </mrow>
                          </mstyle>
                        </mrow>
                        <mo stretchy="false">)</mo>
                      </mrow>
                      <mi/>
                    </mrow>
                    <mo stretchy="false">∣</mo>
                    <mrow>
                      <mo stretchy="false">ψ</mo>
                    </mrow>
                  </mrow>
                </mfenced>
                <mrow>
                  <mi/>
                  <mo stretchy="false">+</mo>
                  <mi/>
                </mrow>
                <mfenced open="〈" close="〉">
                  <mrow>
                    <mrow>
                      <mo stretchy="false">ψ</mo>
                    </mrow>
                    <mo stretchy="false">∣</mo>
                    <mrow>
                      <mi/>
                      <mrow>
                        <mo stretchy="false">(</mo>
                        <mrow>
                          <mi>A</mi>
                          <mrow>
                            <mi/>
                            <mo stretchy="false">−</mo>
                            <mi/>
                          </mrow>
                          <msub>
                            <mrow>
                              <mo stretchy="false">〈</mo>
                              <mrow>
                                <mi>A</mi>
                              </mrow>
                              <mo stretchy="false">〉</mo>
                            </mrow>
                            <mo stretchy="false">ψ</mo>
                          </msub>
                          <mi/>
                          <mstyle mathvariant="bold">
                            <mrow>
                              <mn>1</mn>
                            </mrow>
                          </mstyle>
                        </mrow>
                        <mo stretchy="false">)</mo>
                      </mrow>
                      <mi/>
                    </mrow>
                    <mo stretchy="false">∣</mo>
                    <mrow>
                      <mo stretchy="false">δ</mo>
                      <mo stretchy="false">ψ</mo>
                    </mrow>
                  </mrow>
                </mfenced>
                <mi/>
              </mrow>
            </mfenced>
          </mrow>
        </mtd>
      </mtr>
    </mtable>
    <annotation encoding="StarMath 5.0">%idelta ` langle A rangle _%ipsi ~=~ 
1 over {langle %ipsi mline %ipsi rangle} ` 
%idelta langle %ipsi mline A mline %ipsi rangle ~-~ 
1 over {langle %ipsi mline %ipsi rangle} ^2 ` 
langle %ipsi mline A mline %ipsi rangle ` 
%idelta langle %ipsi mline %ipsi rangle ~=` newline
`=~ 
1 over {langle %ipsi mline %ipsi rangle} 
left [ 
 ` 
 left langle 
  %idelta %ipsi mline ` ( A ~-~ langle A rangle _%ipsi ` bold 1 ) ` 
  mline %ipsi 
 right rangle 
 ~+~ 
 left langle 
  %ipsi mline ` ( A ~-~ langle A rangle _%ipsi ` bold 1 ) ` 
  mline %idelta %ipsi 
 right rangle 
 ` 
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55:43.271000000</meta:creation-date>
    <meta:generator>LibreOffice/4.1.4.2$Windows_x86 LibreOffice_project/0a0440ccc0227ad9829de5f46be37cfb6edcf72</meta:generator>
  </office:meta>
</office:document-meta>
</file>